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2" style:font-size-asian="10pt" style:language-asian="zh" style:country-asian="CN" style:font-name-complex="Spectral2"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fo:font-weight="bold" style:font-weight-asian="bold"/>
    </style:style>
    <style:style style:name="P26" style:family="paragraph" style:parent-style-name="Exalted">
      <style:text-properties fo:language="en" fo:country="US" fo:font-weight="bold" officeooo:rsid="0037c5bd" officeooo:paragraph-rsid="005372a9" style:font-weight-asian="bold" style:font-weight-complex="bold"/>
    </style:style>
    <style:style style:name="P27" style:family="paragraph" style:parent-style-name="Exalted">
      <style:text-properties fo:language="en" fo:country="US" officeooo:rsid="0034fbae" officeooo:paragraph-rsid="005372a9"/>
    </style:style>
    <style:style style:name="P28" style:family="paragraph" style:parent-style-name="Exalted">
      <style:text-properties fo:language="en" fo:country="US" officeooo:paragraph-rsid="005372a9"/>
    </style:style>
    <style:style style:name="P29" style:family="paragraph" style:parent-style-name="Exalted">
      <style:text-properties officeooo:paragraph-rsid="00542b80"/>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2409e2" officeooo:paragraph-rsid="002409e2"/>
    </style:style>
    <style:style style:name="P32" style:family="paragraph" style:parent-style-name="Heading_20_2">
      <style:text-properties fo:language="en" fo:country="US" officeooo:paragraph-rsid="002409e2"/>
    </style:style>
    <style:style style:name="P33" style:family="paragraph" style:parent-style-name="Heading_20_2">
      <style:paragraph-properties fo:break-before="page"/>
      <style:text-properties fo:language="en" fo:country="US"/>
    </style:style>
    <style:style style:name="P34" style:family="paragraph" style:parent-style-name="Heading_20_3">
      <style:text-properties fo:language="en" fo:country="US"/>
    </style:style>
    <style:style style:name="P35" style:family="paragraph" style:parent-style-name="Heading_20_3">
      <style:text-properties fo:language="en" fo:country="US" officeooo:rsid="0030ee39" officeooo:paragraph-rsid="0030ee39"/>
    </style:style>
    <style:style style:name="P36" style:family="paragraph" style:parent-style-name="Heading_20_3">
      <style:text-properties fo:language="en" fo:country="US" officeooo:rsid="0034fbae" officeooo:paragraph-rsid="003441a7"/>
    </style:style>
    <style:style style:name="P37" style:family="paragraph" style:parent-style-name="Heading_20_3">
      <style:text-properties fo:language="en" fo:country="US" officeooo:rsid="003441a7" officeooo:paragraph-rsid="005372a9"/>
    </style:style>
    <style:style style:name="P38"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9" style:family="paragraph" style:parent-style-name="Exalted" style:list-style-name="Exalt_20_Dot">
      <style:text-properties officeooo:paragraph-rsid="0034d9a4"/>
    </style:style>
    <style:style style:name="P40" style:family="paragraph" style:parent-style-name="Exalted" style:list-style-name="Exalt_20_Dot">
      <style:text-properties fo:language="en" fo:country="US" officeooo:rsid="002f7ab2" officeooo:paragraph-rsid="002f7ab2"/>
    </style:style>
    <style:style style:name="P41"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42" style:family="paragraph" style:parent-style-name="Exalted" style:list-style-name="Exalt_20_Dot">
      <style:text-properties fo:language="en" fo:country="US" officeooo:paragraph-rsid="0031ee51"/>
    </style:style>
    <style:style style:name="P43" style:family="paragraph" style:parent-style-name="Exalted" style:list-style-name="WWNum1">
      <style:text-properties fo:language="en" fo:country="US"/>
    </style:style>
    <style:style style:name="P44" style:family="paragraph" style:parent-style-name="Exalted" style:list-style-name="WWNum1">
      <style:paragraph-properties fo:margin-top="0in" fo:margin-bottom="0.139in" style:contextual-spacing="false" fo:line-height="100%"/>
      <style:text-properties fo:language="en" fo:country="US"/>
    </style:style>
    <style:style style:name="P45" style:family="paragraph" style:parent-style-name="Exalted" style:list-style-name="WWNum1">
      <style:paragraph-properties fo:margin-top="0in" fo:margin-bottom="0in" style:contextual-spacing="false"/>
      <style:text-properties fo:language="en" fo:country="US"/>
    </style:style>
    <style:style style:name="P46"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47"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48"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ee51" style:font-weight-asian="bold" style:font-weight-complex="bold"/>
    </style:style>
    <style:style style:name="T7" style:family="text">
      <style:text-properties fo:font-weight="bold" fo:background-color="transparent" loext:char-shading-value="0"/>
    </style:style>
    <style:style style:name="T8" style:family="text">
      <style:text-properties fo:background-color="transparent" loext:char-shading-value="0"/>
    </style:style>
    <style:style style:name="T9" style:family="text">
      <style:text-properties officeooo:rsid="001dd5ac" fo:background-color="transparent" loext:char-shading-value="0"/>
    </style:style>
    <style:style style:name="T10"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4a9f52"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officeooo:rsid="002163a4"/>
    </style:style>
    <style:style style:name="T16"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17"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0" style:family="text">
      <style:text-properties style:use-window-font-color="true" loext:opacity="0%" style:font-name="Times New Roman" fo:font-size="10pt" fo:language="en" fo:country="US" officeooo:rsid="002c77df" style:letter-kerning="false" style:font-name-asian="Spectral2" style:font-size-asian="10pt" style:language-asian="zh" style:country-asian="CN" style:font-name-complex="Spectral2" style:font-size-complex="10pt" style:language-complex="hi" style:country-complex="IN"/>
    </style:style>
    <style:style style:name="T21" style:family="text">
      <style:text-properties style:use-window-font-color="true" loext:opacity="0%" style:font-name="Times New Roman" fo:font-size="10pt" fo:language="en" fo:country="US" officeooo:rsid="004a0749" style:letter-kerning="false" style:font-name-asian="Spectral2" style:font-size-asian="10pt" style:language-asian="zh" style:country-asian="CN" style:font-name-complex="Spectral2" style:font-size-complex="10pt" style:language-complex="hi" style:country-complex="IN"/>
    </style:style>
    <style:style style:name="T22" style:family="text">
      <style:text-properties style:use-window-font-color="true" loext:opacity="0%" style:font-name="Times New Roman" fo:font-size="10pt" fo:language="en" fo:country="US" fo:font-weight="normal" officeooo:rsid="00542b8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3" style:family="text">
      <style:text-properties style:use-window-font-color="true" loext:opacity="0%" style:font-name="Times New Roman" fo:font-size="10pt" fo:language="en" fo:country="US" fo:font-weight="normal" officeooo:rsid="0055eeb6"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4" style:family="text">
      <style:text-properties style:use-window-font-color="true" loext:opacity="0%" style:font-name="Times New Roman" fo:font-size="10pt" fo:language="en" fo:country="US"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5" style:family="text">
      <style:text-properties style:use-window-font-color="true" loext:opacity="0%" style:font-name="Times New Roman" fo:font-size="10pt" fo:language="en" fo:country="US"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6" style:family="text">
      <style:text-properties style:use-window-font-color="true" loext:opacity="0%" style:font-name="Times New Roman" fo:font-size="10pt" fo:language="en" fo:country="US" fo:font-weight="normal" officeooo:rsid="0057d590"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7" style:family="text">
      <style:text-properties officeooo:rsid="002409e2"/>
    </style:style>
    <style:style style:name="T28" style:family="text">
      <style:text-properties fo:color="#0b5394" loext:opacity="100%" style:font-name="Envision Roman"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9" style:family="text">
      <style:text-properties officeooo:rsid="0027fb80"/>
    </style:style>
    <style:style style:name="T30" style:family="text">
      <style:text-properties fo:font-weight="normal" style:font-weight-asian="normal" style:font-weight-complex="normal"/>
    </style:style>
    <style:style style:name="T31" style:family="text">
      <style:text-properties fo:font-weight="normal" officeooo:rsid="0031ee51" style:font-weight-asian="normal" style:font-weight-complex="normal"/>
    </style:style>
    <style:style style:name="T32" style:family="text">
      <style:text-properties fo:font-weight="normal" officeooo:rsid="00326c54" style:font-weight-asian="normal" style:font-weight-complex="normal"/>
    </style:style>
    <style:style style:name="T33" style:family="text">
      <style:text-properties fo:font-weight="normal" officeooo:rsid="0034d9a4" style:font-weight-asian="normal" style:font-weight-complex="normal"/>
    </style:style>
    <style:style style:name="T34" style:family="text">
      <style:text-properties officeooo:rsid="002f7ab2"/>
    </style:style>
    <style:style style:name="T35" style:family="text">
      <style:text-properties fo:font-style="normal" style:font-style-asian="normal" style:font-style-complex="normal"/>
    </style:style>
    <style:style style:name="T36" style:family="text">
      <style:text-properties officeooo:rsid="0031715c"/>
    </style:style>
    <style:style style:name="T37" style:family="text">
      <style:text-properties officeooo:rsid="0034d9a4"/>
    </style:style>
    <style:style style:name="T38" style:family="text">
      <style:text-properties officeooo:rsid="0034fbae"/>
    </style:style>
    <style:style style:name="T39" style:family="text">
      <style:text-properties officeooo:rsid="0036a936"/>
    </style:style>
    <style:style style:name="T40" style:family="text">
      <style:text-properties officeooo:rsid="003ad390"/>
    </style:style>
    <style:style style:name="T41" style:family="text">
      <style:text-properties officeooo:rsid="003f3440"/>
    </style:style>
    <style:style style:name="T42" style:family="text">
      <style:text-properties fo:language="en" fo:country="US"/>
    </style:style>
    <style:style style:name="T43" style:family="text">
      <style:text-properties fo:language="en" fo:country="US" officeooo:rsid="004a0749"/>
    </style:style>
    <style:style style:name="T44" style:family="text">
      <style:text-properties fo:language="en" fo:country="US" officeooo:rsid="002c77df"/>
    </style:style>
    <style:style style:name="T45" style:family="text">
      <style:text-properties fo:language="en" fo:country="US" fo:font-style="italic" style:font-style-asian="italic"/>
    </style:style>
    <style:style style:name="T46" style:family="text">
      <style:text-properties fo:language="en" fo:country="US" officeooo:rsid="002aa78c"/>
    </style:style>
    <style:style style:name="T47" style:family="text">
      <style:text-properties fo:language="en" fo:country="US" fo:font-weight="normal" officeooo:rsid="00542b80" style:font-weight-asian="normal" style:font-weight-complex="normal"/>
    </style:style>
    <style:style style:name="T48" style:family="text">
      <style:text-properties fo:language="en" fo:country="US" fo:font-weight="normal" officeooo:rsid="0034d9a4" style:font-weight-asian="normal" style:font-weight-complex="normal"/>
    </style:style>
    <style:style style:name="T49" style:family="text">
      <style:text-properties fo:language="en" fo:country="US" fo:font-weight="normal" officeooo:rsid="0031715c" style:font-weight-asian="normal" style:font-weight-complex="normal"/>
    </style:style>
    <style:style style:name="T50" style:family="text">
      <style:text-properties fo:language="en" fo:country="US" fo:font-weight="normal" officeooo:rsid="0031ee51" style:font-weight-asian="normal" style:font-weight-complex="normal"/>
    </style:style>
    <style:style style:name="T51" style:family="text">
      <style:text-properties fo:language="en" fo:country="US" fo:font-weight="bold" officeooo:rsid="0031715c" style:font-weight-asian="bold" style:font-weight-complex="bold"/>
    </style:style>
    <style:style style:name="T52" style:family="text">
      <style:text-properties officeooo:rsid="004bdb7a"/>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40">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4">TODO&gt;&gt;</text:span></text:p>
        <text:p text:style-name="P9"><text:span text:style-name="T5">Author’s Note: </text:span><text:span text:style-name="T34">Most existing me</text:span><text:span text:style-name="T41">r</text:span><text:span text:style-name="T34">its in 3e work pretty well with minimal translation to Exalted Reincarnated, so</text:span><text:span text:style-name="T16"> translating them over properly has been a bit lower on my todo list. <text:s/>For the moment, 3e’s merits will be a good placeholder</text:span><text:span text:style-name="T34">.</text:span></text:p>
        <text:p text:style-name="P10">Couple addendum to that:</text:p>
        <text:list xml:id="list1412992400" text:style-name="Exalt_20_Dot">
          <text:list-item>
            <text:p text:style-name="P40">Mutations are overpriced, knock them down a dot or two.</text:p>
          </text:list-item>
          <text:list-item>
            <text:p text:style-name="P40">Ambidextrous, Martial Artist, and Hideous don’t do anything.</text:p>
          </text:list-item>
          <text:list-item>
            <text:p text:style-name="P40">Hearthstones should just be considered an Artifact, without any need for a Manse.</text:p>
          </text:list-item>
        </text:list>
        <text:p text:style-name="P18">&lt;&lt;/TODO&gt;&gt;</text:p>
        <text:h text:style-name="P31" text:outline-level="2">Natural Merits</text:h>
        <text:h text:style-name="P34"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4"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7">ed</text:span> may always use the Bond <text:s/>in place of an Intimacy <text:span text:style-name="T27">to socially influence the character.</text:span></text:p>
        <text:h text:style-name="P34" text:outline-level="3">Contacts (1-5)</text:h>
        <text:p text:style-name="P17">You have a network of contacts in a given location and class of society willing to give you information.</text:p>
        <text:p text:style-name="Exalted"><text:span text:style-name="T21">Every story</text:span><text:span text:style-name="T44">, y</text:span><text:span text:style-name="T42">ou may </text:span><text:span text:style-name="T45">Introduce a Fact</text:span><text:span text:style-name="T42"> with </text:span><text:span text:style-name="T20">information gathered by your</text:span><text:span text:style-name="T46"> Contacts </text:span><text:span text:style-name="T44">without expending a Strife Point </text:span><text:span text:style-name="T43">for every point of Contacts.</text:span><text:span text:style-name="T44">.</text:span><text:span text:style-name="T46"> </text:span><text:span text:style-name="T42">The Fact must be centered on information your Contacts could have gathered.</text:span></text:p>
        <text:h text:style-name="P34"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4"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29">TODO: Translate over more of the Resources merit&gt;&gt;</text:span></text:p>
        <text:h text:style-name="P34"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4"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with xp.</text:p>
        <text:p text:style-name="P5">Rating 2 Artifacts are minor wonders: they have some sort of inherent supernatural usefulness, such as a water skin inlaid with jade that filters and purifies all water within. Rating 2 Artifacts have <text:span text:style-name="T3">no </text:span>Evocations.</text:p>
        <text:p text:style-name="P5">Rating 3 Artifacts have <text:span text:style-name="T15">up to 3 Evocations.</text:span></text:p>
        <text:p text:style-name="P5">Rating 4 Artifacts have <text:span text:style-name="T17">up to 5 Evocations, and have a Greater Evocation.</text:span></text:p>
        <text:p text:style-name="P11">Rating 5 Artifacts have <text:span text:style-name="T17">up to 5 Evocations, and have 2 Greater Evocations.</text:span></text:p>
        <text:h text:style-name="P34" text:outline-level="3">Language (1)</text:h>
        <text:p text:style-name="P5">Each purchase of this merit represents a new language the Player Character has learned. All characters are assumed to start with their Local Tongue and Tradespeak, the common language.</text:p>
        <text:p text:style-name="P12">Example Languages</text:p>
        <text:list xml:id="list3528634579" text:style-name="WWNum1">
          <text:list-item>
            <text:p text:style-name="P44"><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4"><text:span text:style-name="T3">Low Realm: </text:span>Used by the commoners of the realm, this is a blend of Tradespeak and High Realm. The words and written characters are blended and simplified.</text:p>
          </text:list-item>
          <text:list-item>
            <text:p text:style-name="P44"><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4"><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4"><text:span text:style-name="T3">Local Tongue</text:span>: This marks the character as having the exact speech patterns and mannerisms as locals.</text:p>
          </text:list-item>
        </text:list>
        <text:h text:style-name="P37" text:outline-level="3">Master Stylist (3)</text:h>
        <text:p text:style-name="P26">Mortal-Only</text:p>
        <text:p text:style-name="P28"><text:span text:style-name="T37">Allows a mortal to purchase Techniques of a specific Style, (excluding Greater </text:span><text:span text:style-name="T39">Techniques</text:span><text:span text:style-name="T37">), </text:span><text:span text:style-name="T39">and grants them a mote pool of 10 that may only be used on the styles Techniques.</text:span></text:p>
        <text:p text:style-name="P27">A Mortal <text:span text:style-name="T39">may learn this merit on their own, though it is rare.</text:span></text:p>
        <text:h text:style-name="P32" text:outline-level="2">S<text:span text:style-name="T28">upernatural Merits</text:span></text:h>
        <text:p text:style-name="P21">Most Supernatural Merits require <text:span text:style-name="T2">Storyteller Approval</text:span><text:span text:style-name="T35"> to purchase.</text:span></text:p>
        <text:h text:style-name="P35" text:outline-level="3"><text:bookmark-start text:name="Endowment"/>Endowment<text:bookmark-end text:name="Endowment"/> (3-5)</text:h>
        <text:p text:style-name="P22"><text:span text:style-name="T36">Gain access to a Supernatural Ability normally outside your purview. </text:span><text:span text:style-name="T38">This must </text:span><text:span text:style-name="T18">be given</text:span><text:span text:style-name="T38"> as a boon from a supernatural entity that already has access to that Supernatural Ability.</text:span></text:p>
        <text:p text:style-name="P23">Mortal Sorcerers must <text:span text:style-name="T52">have this merit to access Sorcery or Necromancy.</text:span></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43320922967507" text:continue-list="list1412992400" text:style-name="Exalt_20_Dot">
          <text:list-item>
            <text:p text:style-name="P41">3—<text:span text:style-name="T30">Use of the Ability, but restricted to a specialty. For example, Shapeshifting into only one creature.</text:span></text:p>
          </text:list-item>
          <text:list-item>
            <text:p text:style-name="P39"><text:span text:style-name="T51">4—</text:span><text:span text:style-name="T49">Use of the Ability, restricted to a specialty, </text:span><text:span text:style-name="T24">with</text:span><text:span text:style-name="T49"> the ability to purchase </text:span><text:span text:style-name="T26">related</text:span><text:span text:style-name="T50"> </text:span><text:span text:style-name="T49">Charms </text:span><text:span text:style-name="T48">(</text:span><text:span text:style-name="T25">excluding</text:span><text:span text:style-name="T48"> Greater Charms).</text:span><text:span text:style-name="T49"> </text:span></text:p>
          </text:list-item>
          <text:list-item>
            <text:p text:style-name="P42"><text:span text:style-name="T6">5—</text:span><text:span text:style-name="T31">Use of the Ability </text:span><text:span text:style-name="T32">in its entirety</text:span><text:span text:style-name="T31"> and the ability to purchase its Charms, </text:span><text:span text:style-name="T33">(</text:span><text:span text:style-name="T19">excluding</text:span><text:span text:style-name="T33"> Greater Charms).</text:span></text:p>
          </text:list-item>
        </text:list>
        <text:p text:style-name="P29"><text:span text:style-name="T47">At Essence 3, </text:span><text:span text:style-name="T48">E</text:span><text:span text:style-name="T47">xalts may take a Project to grant Rank 3 to</text:span><text:span text:style-name="T22"> mortals </text:span><text:span text:style-name="T23">with significant ties to them, such as Allies or Wards.</text:span></text:p>
        <text:h text:style-name="P36" text:outline-level="3"/>
        <text:h text:style-name="P33"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43322504093314" text:continue-list="list3528634579" text:style-name="WWNum1">
          <text:list-item>
            <text:p text:style-name="P45">Perceive further</text:p>
          </text:list-item>
          <text:list-item>
            <text:p text:style-name="P45">Perceive differently (electro-sensing)</text:p>
          </text:list-item>
          <text:list-item>
            <text:p text:style-name="P45">Native(Mice, cats, etc.)</text:p>
          </text:list-item>
          <text:list-item>
            <text:p text:style-name="P45">Gain of natural weapon</text:p>
          </text:list-item>
          <text:list-item>
            <text:p text:style-name="P45">Camouflage</text:p>
          </text:list-item>
          <text:list-item>
            <text:p text:style-name="P45">Deadly</text:p>
          </text:list-item>
          <text:list-item>
            <text:p text:style-name="P45">Penetrating Strike</text:p>
          </text:list-item>
          <text:list-item>
            <text:p text:style-name="P45">Ranged weapon</text:p>
          </text:list-item>
          <text:list-item>
            <text:p text:style-name="P45">Toxin</text:p>
          </text:list-item>
          <text:list-item>
            <text:p text:style-name="P45">Fine Dexterity</text:p>
            <text:list>
              <text:list-item>
                <text:p text:style-name="P45">Humans have this boon.</text:p>
              </text:list-item>
            </text:list>
          </text:list-item>
          <text:list-item>
            <text:p text:style-name="P45">Change of Size (Larger/smaller) --only with knack.</text:p>
            <text:list>
              <text:list-item>
                <text:p text:style-name="P45">Carrying Capacity</text:p>
              </text:list-item>
              <text:list-item>
                <text:p text:style-name="P43">+more to feats of strength</text:p>
              </text:list-item>
            </text:list>
          </text:list-item>
        </text:list>
        <text:p text:style-name="P25">Banes</text:p>
        <text:list xml:id="list143320848395388" text:continue-numbering="true" text:style-name="WWNum1">
          <text:list-item>
            <text:p text:style-name="P45">Loss of dexterity (cannot open doors, etc.) </text:p>
            <text:list>
              <text:list-item>
                <text:p text:style-name="P45">Humans have the “fine dexterity” Boon. The baseline is going to be around a house cat. This Bane goes below tht.</text:p>
              </text:list-item>
            </text:list>
          </text:list-item>
          <text:list-item>
            <text:p text:style-name="P45">Conspicuous </text:p>
          </text:list-item>
          <text:list-item>
            <text:p text:style-name="P45">Dangerous</text:p>
          </text:list-item>
          <text:list-item>
            <text:p text:style-name="P45">Cannot do feats of strength</text:p>
          </text:list-item>
          <text:list-item>
            <text:p text:style-name="P43">Reduced Endurance Pool]]</text:p>
          </text:list-item>
        </text:list>
        <text:h text:style-name="P30" text:outline-level="2">Boons</text:h>
        <text:p text:style-name="P17">All Mutations are built with a combination of <text:span text:style-name="T3">Boons</text:span> and <text:span text:style-name="T3">Banes</text:span>.</text:p>
        <text:list xml:id="list143320710320858" text:continue-numbering="true" text:style-name="WWNum1">
          <text:list-item>
            <text:p text:style-name="P45">(+2) Flurry Bonus</text:p>
            <text:list>
              <text:list-item>
                <text:p text:style-name="P45">The first Flurry of any attack does not pay Impulse.</text:p>
              </text:list-item>
            </text:list>
          </text:list-item>
          <text:list-item>
            <text:p text:style-name="P45">(+1) <text:s/>Dexterous Limb(s).</text:p>
            <text:list>
              <text:list-item>
                <text:p text:style-name="P45">Allows for grabbing and holding onto items at once. (Humans naturally have this boon for their two arms.)</text:p>
              </text:list-item>
            </text:list>
          </text:list-item>
          <text:list-item>
            <text:p text:style-name="P45">(+1) Subtle Mutation</text:p>
            <text:list>
              <text:list-item>
                <text:p text:style-name="P45">Most Mutations are obvious, this modifier allows the mutation to be hidden by natural means when not in use. (e.g. retractable claws).</text:p>
              </text:list-item>
            </text:list>
          </text:list-item>
          <text:list-item>
            <text:p text:style-name="P45">(+X) Endurance Bonus</text:p>
            <text:list>
              <text:list-item>
                <text:p text:style-name="P45">Grants 3x (X) extra Endurance. At level 3 or above, cannot be paired with Subtle.</text:p>
              </text:list-item>
            </text:list>
          </text:list-item>
          <text:list-item>
            <text:p text:style-name="P45">(+2) Physical Specialty Bonus</text:p>
            <text:list>
              <text:list-item>
                <text:p text:style-name="P45">+1 to a specialty in an ability. May only affect Natural, Physical Abilities such as Athletics, Physique, Stealth, and Awareness.</text:p>
              </text:list-item>
            </text:list>
          </text:list-item>
          <text:list-item>
            <text:p text:style-name="P45">(+1, +2) Natural Weaponry</text:p>
            <text:list>
              <text:list-item>
                <text:p text:style-name="P45">+1 grants Unarmed and Light Weapons. Paired with subtle, this can be something like retractable claws.</text:p>
              </text:list-item>
              <text:list-item>
                <text:p text:style-name="P45">+2 grants Medium and Heavy natural Weapons. Cannot be paired with subtle.</text:p>
              </text:list-item>
            </text:list>
          </text:list-item>
          <text:list-item>
            <text:p text:style-name="P45">(+2) Non-Standard Movement. (wings, gas bladder, fins, wall-walking).</text:p>
          </text:list-item>
          <text:list-item>
            <text:p text:style-name="P45">(+1, +2) Environmental Adaptation.</text:p>
            <text:list>
              <text:list-item>
                <text:p text:style-name="P43">Grants adaptation to non-standard environments, like extreme cold.</text:p>
              </text:list-item>
            </text:list>
          </text:list-item>
        </text:list>
        <text:p text:style-name="P17"/>
        <text:h text:style-name="P30" text:outline-level="2">Banes</text:h>
        <text:list xml:id="list143321010084173" text:continue-numbering="true" text:style-name="WWNum1">
          <text:list-item>
            <text:p text:style-name="P45"><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3"><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5"/>
        <text:p text:style-name="P5"/>
        <text:h text:style-name="P30" text:outline-level="2">Example Mutations</text:h>
        <text:h text:style-name="P34" text:outline-level="3">Extra Arms (3)</text:h>
        <text:p text:style-name="P17"><text:span text:style-name="T3">Flurry Bonus (+2)<text:line-break/>Dexterous Limbs (+1)</text:span><text:line-break/>The character possesses more than the normal amount of arms.</text:p>
        <text:h text:style-name="P34" text:outline-level="3">Enhanced Sight (1)</text:h>
        <text:p text:style-name="P25">Specialty Bonus: Awareness (Vision)</text:p>
        <text:h text:style-name="P34" text:outline-level="3">Fins<text:span text:style-name="T3"> </text:span>(2)</text:h>
        <text:p text:style-name="P17"><text:span text:style-name="T3">Non-Standard Movement: </text:span>Swimming</text:p>
        <text:h text:style-name="P34" text:outline-level="3">Wings (2)</text:h>
        <text:p text:style-name="P17"><text:span text:style-name="T3">Non-Standard Movement: </text:span>Flying</text:p>
        <text:h text:style-name="P34" text:outline-level="3">Scales (1-3)</text:h>
        <text:p text:style-name="P25">Endurance Bonus </text:p>
        <text:h text:style-name="P34" text:outline-level="3">Tail (1)</text:h>
        <text:p text:style-name="P25">Specialty Bonus: Athletics (Balance)</text:p>
        <text:h text:style-name="P34" text:outline-level="3">Tail, Prehensile (2)</text:h>
        <text:p text:style-name="P25">Specialty Bonus: Athletics (Balance)<text:line-break/>Dexterous Limb(s)</text:p>
        <text:h text:style-name="P34" text:outline-level="3">Toxin Resistance (1)</text:h>
        <text:p text:style-name="P25">Speciality Bonus: Physique (Resistance)</text:p>
        <text:h text:style-name="P34"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Supernatural Ability(N/A)</text:h>
        <text:p text:style-name="P5">[[Grants the ability to purchase a specific Supernatural Ability (such as Sorcery). Typically used for mortals. It’s how you do Thaumaturgist.</text:p>
        <text:p text:style-name="P5">You have to convince a God (or other creature of power) to give you this ability. It’s not something you can do in a Project—hence (N/A)</text:p>
        <text:p text:style-name="P5"><text:soft-page-break/>Exalted characters cannot start with this Merit. ]]</text:p>
        <text:p text:style-name="P5"/>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Low priority.]]</text:p>
        <text:p text:style-name="P5"/>
        <text:p text:style-name="P15"><text:bookmark text:name="docs-internal-guid-2b6c8134-7fff-8124-5cf0-4eb95d7faa84"/>Sizes and their bonuses (will be with Lunars/Mutations): </text:p>
        <text:list xml:id="list143321697667659" text:continue-list="list143320922967507" text:style-name="Exalt_20_Dot">
          <text:list-item>
            <text:list>
              <text:list-item>
                <text:p text:style-name="P46"><text:span text:style-name="T7">Miniscule </text:span><text:span text:style-name="T8">+ </text:span><text:span text:style-name="T9">2</text:span><text:span text:style-name="T8">Evasion/Sneak, cannot use Strength, -</text:span><text:span text:style-name="T9">5</text:span><text:span text:style-name="T8"> Endurance. </text:span></text:p>
              </text:list-item>
              <text:list-item>
                <text:p text:style-name="P46"><text:span text:style-name="T7">Small</text:span><text:span text:style-name="T8"> +</text:span><text:span text:style-name="T9">1</text:span><text:span text:style-name="T8"> Evasion/Sneak, -1 Feats of Strength -</text:span><text:span text:style-name="T9">3</text:span><text:span text:style-name="T8"> Endurance</text:span></text:p>
              </text:list-item>
              <text:list-item>
                <text:p text:style-name="P47">Medium</text:p>
              </text:list-item>
              <text:list-item>
                <text:p text:style-name="P46"><text:span text:style-name="T7">Large </text:span><text:span text:style-name="T8">+</text:span><text:span text:style-name="T9">1</text:span><text:span text:style-name="T8"> Soak, -1 Fine Dexterity/Sneak, +</text:span><text:span text:style-name="T9">3</text:span><text:span text:style-name="T8"> End</text:span></text:p>
              </text:list-item>
              <text:list-item>
                <text:p text:style-name="P48"><text:span text:style-name="T10">Gigantic</text:span><text:span text:style-name="T11"> +</text:span><text:span text:style-name="T12">2</text:span><text:span text:style-name="T11"> Soak, No Fine Dexterity/Sneak, -2 Evasion, +</text:span><text:span text:style-name="T12">5</text:span><text:span text:style-name="T11"> End </text:span></text:p>
              </text:list-item>
              <text:list-item>
                <text:p text:style-name="P48"><text:span text:style-name="T10">Titanic</text:span><text:span text:style-name="T14"> </text:span><text:span text:style-name="T11">+</text:span><text:span text:style-name="T13">3 </text:span><text:span text:style-name="T11">Soak, +</text:span><text:span text:style-name="T12">1</text:span><text:span text:style-name="T11">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9T14:33:20.499000000</dc:date>
    <meta:editing-cycles>62</meta:editing-cycles>
    <dc:title>Merits</dc:title>
    <meta:editing-duration>PT2H27M25S</meta:editing-duration>
    <meta:generator>LibreOffice/7.0.3.1$Windows_X86_64 LibreOffice_project/d7547858d014d4cf69878db179d326fc3483e082</meta:generator>
    <dc:creator>Samuel Smith</dc:creator>
    <meta:document-statistic meta:table-count="1" meta:image-count="0" meta:object-count="0" meta:page-count="4" meta:paragraph-count="156" meta:word-count="1970" meta:character-count="11895" meta:non-whitespace-character-count="10121"/>
  </office:meta>
</office:document-meta>
</file>